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9676" officeooo:paragraph-rsid="00159676" style:font-weight-asian="bold" style:font-weight-complex="bold"/>
    </style:style>
    <style:style style:name="P2" style:family="paragraph" style:parent-style-name="Standard">
      <style:text-properties fo:font-weight="normal" officeooo:rsid="00159676" officeooo:paragraph-rsid="00159676" style:font-weight-asian="normal" style:font-weight-complex="normal"/>
    </style:style>
    <style:style style:name="P3" style:family="paragraph" style:parent-style-name="Standard">
      <style:text-properties fo:color="#000000" fo:font-weight="normal" officeooo:paragraph-rsid="001682e3" style:font-weight-asian="normal" style:font-weight-complex="normal"/>
    </style:style>
    <style:style style:name="P4" style:family="paragraph" style:parent-style-name="Standard">
      <style:text-properties fo:color="#000000" fo:font-weight="normal" officeooo:rsid="001682e3" officeooo:paragraph-rsid="001682e3" style:font-weight-asian="normal" style:font-weight-complex="normal"/>
    </style:style>
    <style:style style:name="P5" style:family="paragraph" style:parent-style-name="Standard">
      <style:text-properties fo:color="#000000" fo:font-size="14pt" style:text-underline-style="solid" style:text-underline-width="auto" style:text-underline-color="font-color" fo:font-weight="bold" officeooo:rsid="001a7dd6" officeooo:paragraph-rsid="001a7dd6" style:font-size-asian="12.25pt" style:font-weight-asian="bold" style:font-size-complex="14pt" style:font-weight-complex="bold"/>
    </style:style>
    <style:style style:name="P6" style:family="paragraph" style:parent-style-name="Standard">
      <style:text-properties fo:color="#000000" fo:font-size="12pt" fo:font-weight="normal" officeooo:rsid="001b266a" officeooo:paragraph-rsid="001b266a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ff8000" fo:font-weight="normal" officeooo:rsid="00159676" officeooo:paragraph-rsid="00159676" style:font-weight-asian="normal" style:font-weight-complex="normal"/>
    </style:style>
    <style:style style:name="P8" style:family="paragraph" style:parent-style-name="Standard">
      <style:text-properties fo:color="#2a6099" fo:font-weight="bold" officeooo:rsid="001682e3" officeooo:paragraph-rsid="001682e3" style:font-weight-asian="bold" style:font-weight-complex="bold"/>
    </style:style>
    <style:style style:name="P9" style:family="paragraph" style:parent-style-name="Standard">
      <style:text-properties fo:color="#2a6099" fo:font-style="normal" fo:font-weight="normal" officeooo:rsid="001682e3" officeooo:paragraph-rsid="001682e3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color="#2a6099" fo:font-style="normal" fo:font-weight="bold" officeooo:rsid="001682e3" officeooo:paragraph-rsid="001682e3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color="#2a6099" fo:font-size="14pt" fo:font-weight="bold" officeooo:rsid="001a7dd6" officeooo:paragraph-rsid="001a7dd6" style:font-size-asian="14pt" style:font-weight-asian="bold" style:font-size-complex="14pt" style:font-weight-complex="bold"/>
    </style:style>
    <style:style style:name="P12" style:family="paragraph" style:parent-style-name="Standard">
      <style:text-properties fo:color="#2a6099" officeooo:paragraph-rsid="001a7dd6"/>
    </style:style>
    <style:style style:name="P13" style:family="paragraph" style:parent-style-name="Standard">
      <style:text-properties officeooo:paragraph-rsid="001682e3"/>
    </style:style>
    <style:style style:name="P14" style:family="paragraph" style:parent-style-name="Standard">
      <style:text-properties fo:font-size="14pt" fo:font-weight="bold" officeooo:rsid="00159676" officeooo:paragraph-rsid="001682e3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59676" officeooo:paragraph-rsid="00159676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159676" officeooo:paragraph-rsid="001a7dd6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1a7dd6" officeooo:paragraph-rsid="001a7dd6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style:text-underline-style="solid" style:text-underline-width="auto" style:text-underline-color="font-color" fo:font-weight="bold" officeooo:rsid="001a7dd6" officeooo:paragraph-rsid="001a7dd6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2pt" fo:font-weight="normal" officeooo:rsid="001682e3" officeooo:paragraph-rsid="001a7dd6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682e3" officeooo:paragraph-rsid="00159676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800080" fo:font-size="12pt" fo:font-weight="normal" officeooo:rsid="001b266a" officeooo:paragraph-rsid="001b266a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text-properties fo:font-size="12pt" fo:font-weight="normal" officeooo:rsid="001682e3" officeooo:paragraph-rsid="001a7dd6" style:font-size-asian="12pt" style:font-weight-asian="normal" style:font-size-complex="12pt" style:font-weight-complex="normal"/>
    </style:style>
    <style:style style:name="P23" style:family="paragraph" style:parent-style-name="Standard" style:list-style-name="L7">
      <style:text-properties fo:font-size="12pt" style:text-underline-style="none" fo:font-weight="normal" officeooo:rsid="001c6286" officeooo:paragraph-rsid="001e3da9" style:font-size-asian="10.5pt" style:font-weight-asian="normal" style:font-size-complex="12pt" style:font-weight-complex="normal"/>
    </style:style>
    <style:style style:name="P24" style:family="paragraph" style:parent-style-name="Standard" style:list-style-name="L11">
      <style:text-properties fo:font-size="12pt" style:text-underline-style="none" fo:font-weight="normal" officeooo:rsid="001c6286" officeooo:paragraph-rsid="001e3da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none" fo:font-weight="normal" officeooo:rsid="001c6286" officeooo:paragraph-rsid="001e3da9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1e3da9" officeooo:paragraph-rsid="001e3da9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1cfff9" officeooo:paragraph-rsid="001e3da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4pt" style:text-underline-style="solid" style:text-underline-width="auto" style:text-underline-color="font-color" fo:font-weight="bold" officeooo:rsid="001682e3" officeooo:paragraph-rsid="001a7dd6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style:text-underline-style="solid" style:text-underline-width="auto" style:text-underline-color="font-color" fo:font-weight="bold" officeooo:rsid="001682e3" officeooo:paragraph-rsid="001e3da9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style:text-underline-style="solid" style:text-underline-width="auto" style:text-underline-color="font-color" fo:font-weight="bold" officeooo:rsid="001c6286" officeooo:paragraph-rsid="001e3da9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style:text-underline-style="solid" style:text-underline-width="auto" style:text-underline-color="font-color" fo:font-weight="bold" officeooo:rsid="001e3da9" officeooo:paragraph-rsid="001e3da9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style:text-underline-style="solid" style:text-underline-width="auto" style:text-underline-color="font-color" fo:font-weight="bold" officeooo:rsid="001a7dd6" officeooo:paragraph-rsid="002426c8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style:text-underline-style="none" fo:font-weight="bold" officeooo:rsid="001a7dd6" officeooo:paragraph-rsid="002426c8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rsid="001a7dd6" officeooo:paragraph-rsid="001a7dd6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rsid="001a7dd6" officeooo:paragraph-rsid="001e3da9" style:font-size-asian="14pt" style:font-weight-asian="bold" style:font-size-complex="14pt" style:font-weight-complex="bold"/>
    </style:style>
    <style:style style:name="P36" style:family="paragraph" style:parent-style-name="Standard" style:list-style-name="L2">
      <style:text-properties officeooo:paragraph-rsid="00159676"/>
    </style:style>
    <style:style style:name="P37" style:family="paragraph" style:parent-style-name="Standard" style:list-style-name="L2">
      <style:text-properties fo:font-weight="bold" officeooo:paragraph-rsid="00159676" style:font-weight-asian="bold" style:font-weight-complex="bold"/>
    </style:style>
    <style:style style:name="P38" style:family="paragraph" style:parent-style-name="Standard" style:list-style-name="L2">
      <style:text-properties fo:font-weight="bold" officeooo:rsid="00159676" officeooo:paragraph-rsid="00159676" style:font-weight-asian="bold" style:font-weight-complex="bold"/>
    </style:style>
    <style:style style:name="P39" style:family="paragraph" style:parent-style-name="Standard" style:list-style-name="L2">
      <style:text-properties fo:font-weight="normal" officeooo:rsid="00159676" officeooo:paragraph-rsid="00159676" style:font-weight-asian="normal" style:font-weight-complex="normal"/>
    </style:style>
    <style:style style:name="P40" style:family="paragraph" style:parent-style-name="Standard" style:list-style-name="L2">
      <style:text-properties fo:font-weight="normal" officeooo:rsid="00159676" officeooo:paragraph-rsid="001b266a" style:font-weight-asian="normal" style:font-weight-complex="normal"/>
    </style:style>
    <style:style style:name="P41" style:family="paragraph" style:parent-style-name="Standard" style:list-style-name="L2">
      <style:text-properties fo:color="#ff8000" fo:font-weight="normal" officeooo:rsid="00159676" officeooo:paragraph-rsid="00159676" style:font-weight-asian="normal" style:font-weight-complex="normal"/>
    </style:style>
    <style:style style:name="P42" style:family="paragraph" style:parent-style-name="Standard" style:list-style-name="L2">
      <style:text-properties fo:color="#ff8000" fo:font-weight="normal" officeooo:rsid="00159676" officeooo:paragraph-rsid="001b266a" style:font-weight-asian="normal" style:font-weight-complex="normal"/>
    </style:style>
    <style:style style:name="P43" style:family="paragraph" style:parent-style-name="Standard" style:list-style-name="L2">
      <style:text-properties fo:color="#ff8000" fo:font-size="12pt" fo:font-weight="normal" officeooo:rsid="00159676" officeooo:paragraph-rsid="001b266a" style:font-size-asian="12pt" style:font-weight-asian="normal" style:font-size-complex="12pt" style:font-weight-complex="normal"/>
    </style:style>
    <style:style style:name="P44" style:family="paragraph" style:parent-style-name="Standard" style:list-style-name="L2">
      <style:text-properties fo:color="#ff8000" fo:font-size="12pt" fo:font-weight="normal" officeooo:rsid="001b266a" officeooo:paragraph-rsid="001b266a" style:font-size-asian="12pt" style:font-weight-asian="normal" style:font-size-complex="12pt" style:font-weight-complex="normal"/>
    </style:style>
    <style:style style:name="P45" style:family="paragraph" style:parent-style-name="Standard" style:list-style-name="L5">
      <style:text-properties fo:color="#ff8000" fo:font-size="12pt" style:text-underline-style="none" fo:font-weight="normal" officeooo:rsid="001a7dd6" officeooo:paragraph-rsid="001a7dd6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color="#ff8000" fo:font-style="normal" style:text-underline-style="solid" style:text-underline-width="auto" style:text-underline-color="font-color" fo:font-weight="bold" officeooo:rsid="001b266a" officeooo:paragraph-rsid="001b266a" style:font-style-asian="normal" style:font-weight-asian="bold" style:font-style-complex="normal" style:font-weight-complex="bold"/>
    </style:style>
    <style:style style:name="P47" style:family="paragraph" style:parent-style-name="Standard" style:list-style-name="L10">
      <style:text-properties fo:color="#ff8000" fo:font-style="normal" style:text-underline-style="solid" style:text-underline-width="auto" style:text-underline-color="font-color" fo:font-weight="bold" officeooo:rsid="001b266a" officeooo:paragraph-rsid="001b266a" style:font-style-asian="normal" style:font-weight-asian="bold" style:font-style-complex="normal" style:font-weight-complex="bold"/>
    </style:style>
    <style:style style:name="P48" style:family="paragraph" style:parent-style-name="Standard" style:list-style-name="L2">
      <style:text-properties fo:color="#000000" fo:font-weight="normal" officeooo:rsid="00159676" officeooo:paragraph-rsid="00159676" style:font-weight-asian="normal" style:font-weight-complex="normal"/>
    </style:style>
    <style:style style:name="P49" style:family="paragraph" style:parent-style-name="Standard" style:list-style-name="L2">
      <style:text-properties fo:color="#000000" fo:font-weight="normal" officeooo:rsid="00159676" officeooo:paragraph-rsid="001b266a" style:font-weight-asian="normal" style:font-weight-complex="normal"/>
    </style:style>
    <style:style style:name="P50" style:family="paragraph" style:parent-style-name="Standard" style:list-style-name="L3">
      <style:text-properties fo:color="#000000" fo:font-weight="normal" officeooo:rsid="001682e3" officeooo:paragraph-rsid="001682e3" style:font-weight-asian="normal" style:font-weight-complex="normal"/>
    </style:style>
    <style:style style:name="P51" style:family="paragraph" style:parent-style-name="Standard" style:list-style-name="L3">
      <style:text-properties fo:color="#000000" fo:font-weight="normal" officeooo:rsid="001682e3" officeooo:paragraph-rsid="00177bbd" style:font-weight-asian="normal" style:font-weight-complex="normal"/>
    </style:style>
    <style:style style:name="P52" style:family="paragraph" style:parent-style-name="Standard" style:list-style-name="L3">
      <style:text-properties fo:color="#000000" fo:font-weight="normal" officeooo:rsid="00177bbd" officeooo:paragraph-rsid="00177bbd" style:font-weight-asian="normal" style:font-weight-complex="normal"/>
    </style:style>
    <style:style style:name="P53" style:family="paragraph" style:parent-style-name="Standard" style:list-style-name="L2">
      <style:text-properties fo:color="#000000" fo:font-style="normal" fo:font-weight="normal" officeooo:rsid="001682e3" officeooo:paragraph-rsid="001682e3" style:font-style-asian="normal" style:font-weight-asian="normal" style:font-style-complex="normal" style:font-weight-complex="normal"/>
    </style:style>
    <style:style style:name="P54" style:family="paragraph" style:parent-style-name="Standard" style:list-style-name="L9">
      <style:text-properties fo:color="#000000" fo:font-style="normal" style:text-underline-style="none" fo:font-weight="normal" officeooo:rsid="001cfff9" officeooo:paragraph-rsid="001cfff9" style:font-style-asian="normal" style:font-weight-asian="normal" style:font-style-complex="normal" style:font-weight-complex="normal"/>
    </style:style>
    <style:style style:name="P55" style:family="paragraph" style:parent-style-name="Standard" style:list-style-name="L9">
      <style:text-properties fo:color="#000000" fo:font-style="normal" style:text-underline-style="none" fo:font-weight="normal" officeooo:rsid="001e3da9" officeooo:paragraph-rsid="001e3da9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color="#000000" fo:font-style="normal" style:text-underline-style="none" fo:font-weight="normal" officeooo:rsid="001e3da9" officeooo:paragraph-rsid="001e3da9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color="#000000" fo:font-style="normal" style:text-underline-style="none" fo:font-weight="normal" officeooo:rsid="001e3da9" officeooo:paragraph-rsid="001fc157" style:font-style-asian="normal" style:font-weight-asian="normal" style:font-style-complex="normal" style:font-weight-complex="normal"/>
    </style:style>
    <style:style style:name="P58" style:family="paragraph" style:parent-style-name="Standard" style:list-style-name="L12">
      <style:text-properties fo:color="#000000" fo:font-style="normal" style:text-underline-style="none" fo:font-weight="normal" officeooo:rsid="001e3da9" officeooo:paragraph-rsid="00226c48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color="#000000" fo:font-style="normal" style:text-underline-style="none" fo:font-weight="normal" officeooo:rsid="001e3da9" officeooo:paragraph-rsid="00226c48" style:font-style-asian="normal" style:font-weight-asian="normal" style:font-style-complex="normal" style:font-weight-complex="normal"/>
    </style:style>
    <style:style style:name="P60" style:family="paragraph" style:parent-style-name="Standard" style:list-style-name="L9">
      <style:text-properties fo:color="#000000" fo:font-style="normal" style:text-underline-style="none" fo:font-weight="normal" officeooo:rsid="001fc157" officeooo:paragraph-rsid="001cfff9" style:font-style-asian="normal" style:font-weight-asian="normal" style:font-style-complex="normal" style:font-weight-complex="normal"/>
    </style:style>
    <style:style style:name="P61" style:family="paragraph" style:parent-style-name="Standard" style:list-style-name="L9">
      <style:text-properties fo:color="#000000" fo:font-style="normal" style:text-underline-style="none" fo:font-weight="normal" officeooo:rsid="001fc157" officeooo:paragraph-rsid="001fc157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color="#000000" fo:font-style="normal" style:text-underline-style="none" fo:font-weight="normal" officeooo:rsid="001fc157" officeooo:paragraph-rsid="001fc157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color="#000000" fo:font-style="normal" style:text-underline-style="none" fo:font-weight="normal" officeooo:rsid="001fc157" officeooo:paragraph-rsid="00209dbb" style:font-style-asian="normal" style:font-weight-asian="normal" style:font-style-complex="normal" style:font-weight-complex="normal"/>
    </style:style>
    <style:style style:name="P64" style:family="paragraph" style:parent-style-name="Standard" style:list-style-name="L2">
      <style:text-properties fo:color="#000000" fo:font-size="12pt" fo:font-weight="bold" officeooo:rsid="001b266a" officeooo:paragraph-rsid="001b266a" style:font-size-asian="12pt" style:font-weight-asian="bold" style:font-size-complex="12pt" style:font-weight-complex="bold"/>
    </style:style>
    <style:style style:name="P65" style:family="paragraph" style:parent-style-name="Standard" style:list-style-name="L2">
      <style:text-properties fo:color="#000000" fo:font-size="12pt" fo:font-weight="normal" officeooo:rsid="001b266a" officeooo:paragraph-rsid="001b266a" style:font-size-asian="12pt" style:font-weight-asian="normal" style:font-size-complex="12pt" style:font-weight-complex="normal"/>
    </style:style>
    <style:style style:name="P66" style:family="paragraph" style:parent-style-name="Standard" style:list-style-name="L2">
      <style:text-properties fo:color="#000000" fo:font-size="12pt" fo:font-weight="normal" officeooo:rsid="00159676" officeooo:paragraph-rsid="001b266a" style:font-size-asian="12pt" style:font-weight-asian="normal" style:font-size-complex="12pt" style:font-weight-complex="normal"/>
    </style:style>
    <style:style style:name="P67" style:family="paragraph" style:parent-style-name="Standard" style:list-style-name="L5">
      <style:text-properties fo:color="#000000" fo:font-size="12pt" style:text-underline-style="none" fo:font-weight="bold" officeooo:rsid="001a7dd6" officeooo:paragraph-rsid="001a7dd6" style:font-size-asian="10.5pt" style:font-weight-asian="bold" style:font-size-complex="12pt" style:font-weight-complex="bold"/>
    </style:style>
    <style:style style:name="P68" style:family="paragraph" style:parent-style-name="Standard" style:list-style-name="L5">
      <style:text-properties fo:color="#000000" fo:font-size="12pt" style:text-underline-style="none" fo:font-weight="normal" officeooo:rsid="001a7dd6" officeooo:paragraph-rsid="001a7dd6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color="#000000" fo:font-size="12pt" style:text-underline-style="none" fo:font-weight="normal" officeooo:rsid="001a7dd6" officeooo:paragraph-rsid="001a7dd6" style:font-size-asian="10.5pt" style:font-weight-asian="normal" style:font-size-complex="12pt" style:font-weight-complex="normal"/>
    </style:style>
    <style:style style:name="P70" style:family="paragraph" style:parent-style-name="Standard" style:list-style-name="L5">
      <style:text-properties fo:color="#000000" fo:font-size="12pt" style:text-underline-style="none" fo:font-weight="normal" officeooo:rsid="001b266a" officeooo:paragraph-rsid="001b266a" style:font-size-asian="10.5pt" style:font-weight-asian="normal" style:font-size-complex="12pt" style:font-weight-complex="normal"/>
    </style:style>
    <style:style style:name="P71" style:family="paragraph" style:parent-style-name="Standard" style:list-style-name="L11">
      <style:text-properties fo:color="#000000" fo:font-size="12pt" style:text-underline-style="none" fo:font-weight="normal" officeooo:rsid="001c6286" officeooo:paragraph-rsid="001e3da9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color="#000000" fo:font-size="12pt" style:text-underline-style="none" fo:font-weight="normal" officeooo:rsid="001682e3" officeooo:paragraph-rsid="001e3da9" style:font-size-asian="10.5pt" style:font-weight-asian="normal" style:font-size-complex="12pt" style:font-weight-complex="normal"/>
    </style:style>
    <style:style style:name="P73" style:family="paragraph" style:parent-style-name="Standard" style:list-style-name="L13">
      <style:text-properties fo:color="#000000" officeooo:rsid="002426c8" officeooo:paragraph-rsid="002a1519"/>
    </style:style>
    <style:style style:name="P74" style:family="paragraph" style:parent-style-name="Standard">
      <style:text-properties fo:color="#000000" officeooo:rsid="002426c8" officeooo:paragraph-rsid="002426c8"/>
    </style:style>
    <style:style style:name="P75" style:family="paragraph" style:parent-style-name="Standard" style:list-style-name="L13">
      <style:text-properties fo:color="#000000" officeooo:rsid="002a1519" officeooo:paragraph-rsid="002a1519"/>
    </style:style>
    <style:style style:name="P76" style:family="paragraph" style:parent-style-name="Standard" style:list-style-name="L2">
      <style:text-properties fo:color="#00a933" fo:font-style="italic" fo:font-weight="normal" officeooo:rsid="001682e3" officeooo:paragraph-rsid="001682e3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fo:color="#666666" fo:font-size="12pt" fo:font-style="italic" fo:font-weight="normal" officeooo:rsid="001b266a" officeooo:paragraph-rsid="001b266a" style:font-size-asian="12pt" style:font-style-asian="italic" style:font-weight-asian="normal" style:font-size-complex="12pt" style:font-style-complex="italic" style:font-weight-complex="normal"/>
    </style:style>
    <style:style style:name="P78" style:family="paragraph" style:parent-style-name="Standard">
      <style:text-properties fo:color="#666666" fo:font-style="normal" style:text-underline-style="none" fo:font-weight="normal" officeooo:rsid="001cfff9" officeooo:paragraph-rsid="001fc157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color="#666666" fo:font-style="normal" style:text-underline-style="none" fo:font-weight="normal" officeooo:rsid="001cfff9" officeooo:paragraph-rsid="002165e6" style:font-style-asian="normal" style:font-weight-asian="normal" style:font-style-complex="normal" style:font-weight-complex="normal"/>
    </style:style>
    <style:style style:name="P80" style:family="paragraph" style:parent-style-name="Standard" style:list-style-name="L12">
      <style:text-properties fo:color="#666666" officeooo:rsid="0026b6e1" officeooo:paragraph-rsid="0026b6e1"/>
    </style:style>
    <style:style style:name="P81" style:family="paragraph" style:parent-style-name="Standard" style:list-style-name="L2">
      <style:text-properties fo:color="#800080" fo:font-size="12pt" fo:font-weight="normal" officeooo:rsid="001b266a" officeooo:paragraph-rsid="001b266a" style:font-size-asian="12pt" style:font-weight-asian="normal" style:font-size-complex="12pt" style:font-weight-complex="normal"/>
    </style:style>
    <style:style style:name="P82" style:family="paragraph" style:parent-style-name="Standard" style:list-style-name="L5">
      <style:text-properties fo:color="#800080" fo:font-size="12pt" style:text-underline-style="none" fo:font-weight="normal" officeooo:rsid="001a7dd6" officeooo:paragraph-rsid="001a7dd6" style:font-size-asian="10.5pt" style:font-weight-asian="normal" style:font-size-complex="12pt" style:font-weight-complex="normal"/>
    </style:style>
    <style:style style:name="P83" style:family="paragraph" style:parent-style-name="Standard" style:list-style-name="L3">
      <style:text-properties fo:color="#800080" fo:font-weight="normal" officeooo:rsid="00177bbd" officeooo:paragraph-rsid="00177bbd" style:font-weight-asian="normal" style:font-weight-complex="normal"/>
    </style:style>
    <style:style style:name="P84" style:family="paragraph" style:parent-style-name="Standard" style:list-style-name="L9">
      <style:text-properties fo:color="#800080" fo:font-style="normal" style:text-underline-style="none" fo:font-weight="normal" officeooo:rsid="001cfff9" officeooo:paragraph-rsid="001cfff9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fo:color="#800080" fo:font-style="normal" style:text-underline-style="none" fo:font-weight="normal" officeooo:rsid="001cfff9" officeooo:paragraph-rsid="001cfff9" style:font-style-asian="normal" style:font-weight-asian="normal" style:font-style-complex="normal" style:font-weight-complex="normal"/>
    </style:style>
    <style:style style:name="P86" style:family="paragraph" style:parent-style-name="Standard" style:list-style-name="L12">
      <style:text-properties fo:color="#800080" officeooo:rsid="00226c48" officeooo:paragraph-rsid="00226c48"/>
    </style:style>
    <style:style style:name="P87" style:family="paragraph" style:parent-style-name="Standard" style:list-style-name="L12">
      <style:text-properties fo:color="#800080" officeooo:rsid="0023a9ba" officeooo:paragraph-rsid="0023a9ba"/>
    </style:style>
    <style:style style:name="P88" style:family="paragraph" style:parent-style-name="Standard" style:list-style-name="L13">
      <style:text-properties fo:color="#800080" officeooo:rsid="002426c8" officeooo:paragraph-rsid="002a1519"/>
    </style:style>
    <style:style style:name="P89" style:family="paragraph" style:parent-style-name="Standard">
      <style:text-properties fo:color="#800080" officeooo:rsid="002426c8" officeooo:paragraph-rsid="002426c8"/>
    </style:style>
    <style:style style:name="P90" style:family="paragraph" style:parent-style-name="Standard" style:list-style-name="L9">
      <style:text-properties fo:color="#800080" officeooo:rsid="002426c8" officeooo:paragraph-rsid="002426c8"/>
    </style:style>
    <style:style style:name="P91" style:family="paragraph" style:parent-style-name="Standard" style:list-style-name="L13">
      <style:text-properties fo:color="#800080" officeooo:rsid="002a1519" officeooo:paragraph-rsid="002a1519"/>
    </style:style>
    <style:style style:name="P92" style:family="paragraph" style:parent-style-name="Standard">
      <style:text-properties fo:color="#800080" officeooo:rsid="002a1519" officeooo:paragraph-rsid="002a1519"/>
    </style:style>
    <style:style style:name="P93" style:family="paragraph" style:parent-style-name="Standard" style:list-style-name="L13">
      <style:text-properties fo:color="#800080" officeooo:rsid="002a3324" officeooo:paragraph-rsid="002a3324"/>
    </style:style>
    <style:style style:name="P94" style:family="paragraph" style:parent-style-name="Standard">
      <style:text-properties fo:color="#2a6099" fo:font-weight="bold" officeooo:rsid="001682e3" officeooo:paragraph-rsid="001682e3" style:font-weight-asian="bold" style:font-weight-complex="bold"/>
    </style:style>
    <style:style style:name="P95" style:family="paragraph" style:parent-style-name="Standard">
      <style:text-properties fo:color="#2a6099" fo:font-weight="bold" officeooo:rsid="001682e3" officeooo:paragraph-rsid="002165e6" style:font-weight-asian="bold" style:font-weight-complex="bold"/>
    </style:style>
    <style:style style:name="P96" style:family="paragraph" style:parent-style-name="Standard">
      <style:text-properties fo:color="#2a6099" fo:font-style="normal" fo:font-weight="normal" officeooo:rsid="001682e3" officeooo:paragraph-rsid="001682e3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color="#2a6099" fo:font-size="14pt" fo:font-weight="bold" officeooo:rsid="001af5eb" officeooo:paragraph-rsid="001a7dd6" style:font-size-asian="14pt" style:font-weight-asian="bold" style:font-size-complex="14pt" style:font-weight-complex="bold"/>
    </style:style>
    <style:style style:name="P98" style:family="paragraph" style:parent-style-name="Standard">
      <style:text-properties fo:color="#2a6099" officeooo:rsid="002a1519" officeooo:paragraph-rsid="002a1519"/>
    </style:style>
    <style:style style:name="P99" style:family="paragraph" style:parent-style-name="Standard" style:list-style-name="L3">
      <style:text-properties officeooo:rsid="001682e3" officeooo:paragraph-rsid="001682e3"/>
    </style:style>
    <style:style style:name="P100" style:family="paragraph" style:parent-style-name="Standard" style:list-style-name="L4">
      <style:text-properties officeooo:paragraph-rsid="001682e3"/>
    </style:style>
    <style:style style:name="P101" style:family="paragraph" style:parent-style-name="Standard">
      <style:text-properties fo:color="#c9211e" fo:font-size="12pt" fo:font-style="normal" style:text-underline-style="solid" style:text-underline-width="auto" style:text-underline-color="font-color" fo:font-weight="bold" officeooo:rsid="001b266a" officeooo:paragraph-rsid="001b266a" style:font-size-asian="12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>
      <style:text-properties fo:color="#c9211e" fo:font-size="14pt" fo:font-style="normal" style:text-underline-style="solid" style:text-underline-width="auto" style:text-underline-color="font-color" fo:font-weight="bold" officeooo:rsid="001af5eb" officeooo:paragraph-rsid="001b266a" style:font-size-asian="14pt" style:font-style-asian="normal" style:font-weight-asian="bold" style:font-size-complex="14pt" style:font-style-complex="normal" style:font-weight-complex="bold"/>
    </style:style>
    <style:style style:name="P103" style:family="paragraph" style:parent-style-name="Standard">
      <style:text-properties fo:color="#c9211e" officeooo:rsid="002ba4f6" officeooo:paragraph-rsid="002ba4f6"/>
    </style:style>
    <style:style style:name="P104" style:family="paragraph" style:parent-style-name="Standard" style:list-style-name="L5">
      <style:text-properties officeooo:rsid="001a7dd6" officeooo:paragraph-rsid="001a7dd6"/>
    </style:style>
    <style:style style:name="P105" style:family="paragraph" style:parent-style-name="Standard">
      <style:text-properties officeooo:rsid="001b266a" officeooo:paragraph-rsid="001b266a"/>
    </style:style>
    <style:style style:name="P106" style:family="paragraph" style:parent-style-name="Standard" style:list-style-name="L9">
      <style:text-properties officeooo:paragraph-rsid="001cfff9"/>
    </style:style>
    <style:style style:name="P107" style:family="paragraph" style:parent-style-name="Standard" style:list-style-name="L9">
      <style:text-properties officeooo:paragraph-rsid="001fc157"/>
    </style:style>
    <style:style style:name="P108" style:family="paragraph" style:parent-style-name="Standard" style:list-style-name="L9">
      <style:text-properties officeooo:paragraph-rsid="002165e6"/>
    </style:style>
    <style:style style:name="P109" style:family="paragraph" style:parent-style-name="Standard" style:list-style-name="L9">
      <style:text-properties officeooo:paragraph-rsid="00226c48"/>
    </style:style>
    <style:style style:name="P110" style:family="paragraph" style:parent-style-name="Standard">
      <style:text-properties officeooo:rsid="001e3da9" officeooo:paragraph-rsid="001e3da9"/>
    </style:style>
    <style:style style:name="P111" style:family="paragraph" style:parent-style-name="Standard">
      <style:text-properties officeooo:rsid="001fc157" officeooo:paragraph-rsid="001fc157"/>
    </style:style>
    <style:style style:name="P112" style:family="paragraph" style:parent-style-name="Standard" style:list-style-name="L9">
      <style:text-properties officeooo:rsid="001fc157" officeooo:paragraph-rsid="001fc157"/>
    </style:style>
    <style:style style:name="P113" style:family="paragraph" style:parent-style-name="Standard" style:list-style-name="L9">
      <style:text-properties officeooo:rsid="001fc157" officeooo:paragraph-rsid="00261456"/>
    </style:style>
    <style:style style:name="P114" style:family="paragraph" style:parent-style-name="Standard">
      <style:text-properties officeooo:paragraph-rsid="001fc157"/>
    </style:style>
    <style:style style:name="P115" style:family="paragraph" style:parent-style-name="Standard" style:list-style-name="L9">
      <style:text-properties officeooo:rsid="002165e6" officeooo:paragraph-rsid="00261456"/>
    </style:style>
    <style:style style:name="P116" style:family="paragraph" style:parent-style-name="Standard" style:list-style-name="L12">
      <style:text-properties officeooo:rsid="002165e6" officeooo:paragraph-rsid="00226c48"/>
    </style:style>
    <style:style style:name="P117" style:family="paragraph" style:parent-style-name="Standard">
      <style:text-properties officeooo:rsid="002165e6" officeooo:paragraph-rsid="00226c48"/>
    </style:style>
    <style:style style:name="P118" style:family="paragraph" style:parent-style-name="Standard" style:list-style-name="L12">
      <style:text-properties officeooo:rsid="00226c48" officeooo:paragraph-rsid="00226c48"/>
    </style:style>
    <style:style style:name="P119" style:family="paragraph" style:parent-style-name="Standard">
      <style:text-properties officeooo:rsid="00226c48" officeooo:paragraph-rsid="00226c48"/>
    </style:style>
    <style:style style:name="P120" style:family="paragraph" style:parent-style-name="Standard">
      <style:text-properties officeooo:rsid="00226c48" officeooo:paragraph-rsid="0023a9ba"/>
    </style:style>
    <style:style style:name="P121" style:family="paragraph" style:parent-style-name="Standard">
      <style:text-properties officeooo:rsid="00226c48" officeooo:paragraph-rsid="0026385a"/>
    </style:style>
    <style:style style:name="P122" style:family="paragraph" style:parent-style-name="Standard">
      <style:text-properties officeooo:paragraph-rsid="00226c48"/>
    </style:style>
    <style:style style:name="P123" style:family="paragraph" style:parent-style-name="Standard" style:list-style-name="L12">
      <style:text-properties officeooo:paragraph-rsid="00226c48"/>
    </style:style>
    <style:style style:name="P124" style:family="paragraph" style:parent-style-name="Standard" style:list-style-name="L12">
      <style:text-properties officeooo:paragraph-rsid="0023a9ba"/>
    </style:style>
    <style:style style:name="P125" style:family="paragraph" style:parent-style-name="Standard" style:list-style-name="L12">
      <style:text-properties officeooo:rsid="0023a9ba" officeooo:paragraph-rsid="0023a9ba"/>
    </style:style>
    <style:style style:name="P126" style:family="paragraph" style:parent-style-name="Standard">
      <style:text-properties officeooo:rsid="0023a9ba" officeooo:paragraph-rsid="0023a9ba"/>
    </style:style>
    <style:style style:name="P127" style:family="paragraph" style:parent-style-name="Standard">
      <style:text-properties officeooo:paragraph-rsid="002426c8"/>
    </style:style>
    <style:style style:name="P128" style:family="paragraph" style:parent-style-name="Standard" style:list-style-name="L13">
      <style:text-properties officeooo:paragraph-rsid="002426c8"/>
    </style:style>
    <style:style style:name="P129" style:family="paragraph" style:parent-style-name="Standard" style:list-style-name="L13">
      <style:text-properties officeooo:paragraph-rsid="002a1519"/>
    </style:style>
    <style:style style:name="P130" style:family="paragraph" style:parent-style-name="Standard" style:list-style-name="L13">
      <style:text-properties officeooo:paragraph-rsid="002a3324"/>
    </style:style>
    <style:style style:name="P131" style:family="paragraph" style:parent-style-name="Standard" style:list-style-name="L9">
      <style:text-properties officeooo:rsid="002426c8" officeooo:paragraph-rsid="002426c8"/>
    </style:style>
    <style:style style:name="P132" style:family="paragraph" style:parent-style-name="Standard">
      <style:text-properties officeooo:rsid="002426c8" officeooo:paragraph-rsid="002426c8"/>
    </style:style>
    <style:style style:name="P133" style:family="paragraph" style:parent-style-name="Standard" style:list-style-name="L12">
      <style:text-properties officeooo:rsid="0026b6e1" officeooo:paragraph-rsid="0026b6e1"/>
    </style:style>
    <style:style style:name="P134" style:family="paragraph" style:parent-style-name="Standard" style:list-style-name="L12">
      <style:text-properties officeooo:rsid="0026b6e1" officeooo:paragraph-rsid="00283f03"/>
    </style:style>
    <style:style style:name="P135" style:family="paragraph" style:parent-style-name="Standard">
      <style:text-properties officeooo:rsid="0026b6e1" officeooo:paragraph-rsid="0026b6e1"/>
    </style:style>
    <style:style style:name="P136" style:family="paragraph" style:parent-style-name="Standard" style:list-style-name="L13">
      <style:text-properties officeooo:rsid="002a1519" officeooo:paragraph-rsid="002a1519"/>
    </style:style>
    <style:style style:name="T1" style:family="text">
      <style:text-properties officeooo:rsid="00159676"/>
    </style:style>
    <style:style style:name="T2" style:family="text">
      <style:text-properties fo:font-weight="normal" officeooo:rsid="00159676" style:font-weight-asian="normal" style:font-weight-complex="normal"/>
    </style:style>
    <style:style style:name="T3" style:family="text">
      <style:text-properties fo:font-weight="normal" officeooo:rsid="001682e3" style:font-weight-asian="normal" style:font-weight-complex="normal"/>
    </style:style>
    <style:style style:name="T4" style:family="text">
      <style:text-properties fo:color="#ff8000"/>
    </style:style>
    <style:style style:name="T5" style:family="text">
      <style:text-properties officeooo:rsid="001682e3"/>
    </style:style>
    <style:style style:name="T6" style:family="text">
      <style:text-properties fo:color="#2a6099" style:text-underline-style="solid" style:text-underline-width="auto" style:text-underline-color="font-color" fo:font-weight="bold" officeooo:rsid="001682e3" style:font-weight-asian="bold" style:font-weight-complex="bold"/>
    </style:style>
    <style:style style:name="T7" style:family="text">
      <style:text-properties fo:color="#2a6099" style:text-underline-style="solid" style:text-underline-width="auto" style:text-underline-color="font-color" fo:font-weight="bold" officeooo:rsid="001a7dd6" style:font-weight-asian="bold" style:font-weight-complex="bold"/>
    </style:style>
    <style:style style:name="T8" style:family="text">
      <style:text-properties fo:color="#2a6099" style:text-underline-style="solid" style:text-underline-width="auto" style:text-underline-color="font-color" fo:font-weight="bold" officeooo:rsid="001b266a" style:font-weight-asian="bold" style:font-weight-complex="bold"/>
    </style:style>
    <style:style style:name="T9" style:family="text">
      <style:text-properties fo:color="#2a6099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" style:family="text">
      <style:text-properties fo:color="#2a6099" fo:font-style="normal" style:text-underline-style="solid" style:text-underline-width="auto" style:text-underline-color="font-color" fo:font-weight="bold" officeooo:rsid="002165e6" style:font-style-asian="normal" style:font-weight-asian="bold" style:font-style-complex="normal" style:font-weight-complex="bold"/>
    </style:style>
    <style:style style:name="T11" style:family="text">
      <style:text-properties fo:color="#2a6099" fo:font-style="normal" fo:font-weight="normal" officeooo:rsid="001682e3" style:font-style-asian="normal" style:font-weight-asian="normal" style:font-style-complex="normal" style:font-weight-complex="normal"/>
    </style:style>
    <style:style style:name="T12" style:family="text">
      <style:text-properties fo:color="#2a6099" fo:font-style="normal" fo:font-weight="normal" officeooo:rsid="002165e6" style:font-style-asian="normal" style:font-weight-asian="normal" style:font-style-complex="normal" style:font-weight-complex="normal"/>
    </style:style>
    <style:style style:name="T13" style:family="text">
      <style:text-properties fo:color="#2a6099" fo:font-style="normal" fo:font-weight="normal" officeooo:rsid="00177bbd" style:font-style-asian="normal" style:font-weight-asian="normal" style:font-style-complex="normal" style:font-weight-complex="normal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fo:color="#000000" fo:font-size="12pt" style:text-underline-style="none" fo:font-weight="normal" style:font-size-asian="10.5pt" style:font-weight-asian="normal" style:font-size-complex="12pt" style:font-weight-complex="normal"/>
    </style:style>
    <style:style style:name="T16" style:family="text">
      <style:text-properties fo:color="#000000" fo:font-size="12pt" style:text-underline-style="none" fo:font-weight="normal" officeooo:rsid="001af5eb" style:font-size-asian="10.5pt" style:font-weight-asian="normal" style:font-size-complex="12pt" style:font-weight-complex="normal"/>
    </style:style>
    <style:style style:name="T17" style:family="text">
      <style:text-properties fo:color="#000000" fo:font-size="12pt" style:text-underline-style="none" fo:font-weight="normal" officeooo:rsid="001b266a" style:font-size-asian="10.5pt" style:font-weight-asian="normal" style:font-size-complex="12pt" style:font-weight-complex="normal"/>
    </style:style>
    <style:style style:name="T18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19" style:family="text">
      <style:text-properties fo:color="#000000" fo:font-size="12pt" fo:font-weight="normal" officeooo:rsid="002426c8" style:font-size-asian="10.5pt" style:font-weight-asian="normal" style:font-size-complex="12pt" style:font-weight-complex="normal"/>
    </style:style>
    <style:style style:name="T20" style:family="text">
      <style:text-properties fo:color="#000000" fo:font-size="12pt" fo:font-weight="normal" officeooo:rsid="002a1519" style:font-size-asian="10.5pt" style:font-weight-asian="normal" style:font-size-complex="12pt" style:font-weight-complex="normal"/>
    </style:style>
    <style:style style:name="T21" style:family="text">
      <style:text-properties fo:color="#000000" fo:font-size="12pt" fo:font-weight="normal" officeooo:rsid="002a3324" style:font-size-asian="10.5pt" style:font-weight-asian="normal" style:font-size-complex="12pt" style:font-weight-complex="normal"/>
    </style:style>
    <style:style style:name="T22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00" fo:font-style="normal" style:text-underline-style="none" fo:font-weight="normal" officeooo:rsid="001cfff9" style:font-style-asian="normal" style:font-weight-asian="normal" style:font-style-complex="normal" style:font-weight-complex="normal"/>
    </style:style>
    <style:style style:name="T24" style:family="text">
      <style:text-properties fo:color="#000000" fo:font-style="normal" style:text-underline-style="none" fo:font-weight="normal" officeooo:rsid="001e3da9" style:font-style-asian="normal" style:font-weight-asian="normal" style:font-style-complex="normal" style:font-weight-complex="normal"/>
    </style:style>
    <style:style style:name="T25" style:family="text">
      <style:text-properties fo:color="#000000" fo:font-style="normal" style:text-underline-style="none" fo:font-weight="normal" officeooo:rsid="001fc157" style:font-style-asian="normal" style:font-weight-asian="normal" style:font-style-complex="normal" style:font-weight-complex="normal"/>
    </style:style>
    <style:style style:name="T26" style:family="text">
      <style:text-properties fo:color="#000000" fo:font-style="normal" style:text-underline-style="none" fo:font-weight="normal" officeooo:rsid="00209dbb" style:font-style-asian="normal" style:font-weight-asian="normal" style:font-style-complex="normal" style:font-weight-complex="normal"/>
    </style:style>
    <style:style style:name="T27" style:family="text">
      <style:text-properties fo:color="#000000" fo:font-style="normal" style:text-underline-style="none" fo:font-weight="normal" officeooo:rsid="00226c48" style:font-style-asian="normal" style:font-weight-asian="normal" style:font-style-complex="normal" style:font-weight-complex="normal"/>
    </style:style>
    <style:style style:name="T28" style:family="text">
      <style:text-properties fo:color="#000000" fo:font-style="normal" style:text-underline-style="none" fo:font-weight="normal" officeooo:rsid="0023a9ba" style:font-style-asian="normal" style:font-weight-asian="normal" style:font-style-complex="normal" style:font-weight-complex="normal"/>
    </style:style>
    <style:style style:name="T29" style:family="text">
      <style:text-properties fo:color="#000000" fo:font-style="normal" style:text-underline-style="none" fo:font-weight="normal" officeooo:rsid="002426c8" style:font-style-asian="normal" style:font-weight-asian="normal" style:font-style-complex="normal" style:font-weight-complex="normal"/>
    </style:style>
    <style:style style:name="T30" style:family="text">
      <style:text-properties fo:color="#000000" fo:font-style="normal" style:text-underline-style="none" fo:font-weight="normal" officeooo:rsid="00261456" style:font-style-asian="normal" style:font-weight-asian="normal" style:font-style-complex="normal" style:font-weight-complex="normal"/>
    </style:style>
    <style:style style:name="T31" style:family="text">
      <style:text-properties fo:color="#000000" fo:font-style="normal" style:text-underline-style="none" fo:font-weight="normal" officeooo:rsid="00283f03" style:font-style-asian="normal" style:font-weight-asian="normal" style:font-style-complex="normal" style:font-weight-complex="normal"/>
    </style:style>
    <style:style style:name="T32" style:family="text">
      <style:text-properties fo:color="#800080" fo:font-weight="normal" style:font-weight-asian="normal" style:font-weight-complex="normal"/>
    </style:style>
    <style:style style:name="T33" style:family="text">
      <style:text-properties fo:color="#800080" fo:font-size="12pt" fo:font-weight="normal" officeooo:rsid="002426c8" style:font-size-asian="10.5pt" style:font-weight-asian="normal" style:font-size-complex="12pt" style:font-weight-complex="normal"/>
    </style:style>
    <style:style style:name="T34" style:family="text">
      <style:text-properties fo:color="#800080" fo:font-size="12pt" fo:font-weight="normal" officeooo:rsid="002a1519" style:font-size-asian="10.5pt" style:font-weight-asian="normal" style:font-size-complex="12pt" style:font-weight-complex="normal"/>
    </style:style>
    <style:style style:name="T3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6" style:family="text">
      <style:text-properties fo:font-size="14pt" fo:font-weight="bold" officeooo:rsid="001af5eb" style:font-size-asian="14pt" style:font-weight-asian="bold" style:font-size-complex="14pt" style:font-weight-complex="bold"/>
    </style:style>
    <style:style style:name="T37" style:family="text">
      <style:text-properties fo:font-size="14pt" fo:font-weight="bold" officeooo:rsid="00159676" style:font-size-asian="14pt" style:font-weight-asian="bold" style:font-size-complex="14pt" style:font-weight-complex="bold"/>
    </style:style>
    <style:style style:name="T38" style:family="text">
      <style:text-properties fo:font-size="14pt" fo:font-weight="bold" officeooo:rsid="001a7dd6" style:font-size-asian="14pt" style:font-weight-asian="bold" style:font-size-complex="14pt" style:font-weight-complex="bold"/>
    </style:style>
    <style:style style:name="T39" style:family="text">
      <style:text-properties fo:font-size="12pt" fo:font-weight="normal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2a1519" style:font-size-asian="10.5pt" style:font-weight-asian="normal" style:font-size-complex="12pt" style:font-weight-complex="normal"/>
    </style:style>
    <style:style style:name="T41" style:family="text">
      <style:text-properties fo:color="#00a933"/>
    </style:style>
    <style:style style:name="T42" style:family="text">
      <style:text-properties officeooo:rsid="001af5eb"/>
    </style:style>
    <style:style style:name="T43" style:family="text">
      <style:text-properties fo:color="#666666"/>
    </style:style>
    <style:style style:name="T44" style:family="text">
      <style:text-properties fo:color="#666666" officeooo:rsid="001e3da9"/>
    </style:style>
    <style:style style:name="T45" style:family="text">
      <style:text-properties fo:color="#666666" fo:font-style="normal" style:text-underline-style="none" fo:font-weight="normal" style:font-style-asian="normal" style:font-weight-asian="normal" style:font-style-complex="normal" style:font-weight-complex="normal"/>
    </style:style>
    <style:style style:name="T46" style:family="text">
      <style:text-properties fo:color="#666666" fo:font-style="normal" style:text-underline-style="none" fo:font-weight="normal" officeooo:rsid="001fc157" style:font-style-asian="normal" style:font-weight-asian="normal" style:font-style-complex="normal" style:font-weight-complex="normal"/>
    </style:style>
    <style:style style:name="T47" style:family="text">
      <style:text-properties fo:color="#666666" fo:font-style="normal" style:text-underline-style="none" fo:font-weight="normal" officeooo:rsid="001e3da9" style:font-style-asian="normal" style:font-weight-asian="normal" style:font-style-complex="normal" style:font-weight-complex="normal"/>
    </style:style>
    <style:style style:name="T48" style:family="text">
      <style:text-properties fo:color="#666666" fo:font-style="normal" style:text-underline-style="none" fo:font-weight="normal" officeooo:rsid="002426c8" style:font-style-asian="normal" style:font-weight-asian="normal" style:font-style-complex="normal" style:font-weight-complex="normal"/>
    </style:style>
    <style:style style:name="T49" style:family="text">
      <style:text-properties fo:color="#666666" fo:font-style="normal" style:text-underline-style="none" fo:font-weight="normal" officeooo:rsid="0026385a" style:font-style-asian="normal" style:font-weight-asian="normal" style:font-style-complex="normal" style:font-weight-complex="normal"/>
    </style:style>
    <style:style style:name="T50" style:family="text">
      <style:text-properties fo:color="#666666" fo:font-style="normal" style:text-underline-style="none" fo:font-weight="normal" officeooo:rsid="00283f03" style:font-style-asian="normal" style:font-weight-asian="normal" style:font-style-complex="normal" style:font-weight-complex="normal"/>
    </style:style>
    <style:style style:name="T51" style:family="text">
      <style:text-properties fo:color="#666666" officeooo:rsid="001fc157"/>
    </style:style>
    <style:style style:name="T52" style:family="text">
      <style:text-properties fo:color="#666666" officeooo:rsid="00209dbb"/>
    </style:style>
    <style:style style:name="T53" style:family="text">
      <style:text-properties fo:color="#666666" officeooo:rsid="00283f03"/>
    </style:style>
    <style:style style:name="T54" style:family="text">
      <style:text-properties fo:color="#c9211e"/>
    </style:style>
    <style:style style:name="T55" style:family="text">
      <style:text-properties officeooo:rsid="001cfff9"/>
    </style:style>
    <style:style style:name="T56" style:family="text">
      <style:text-properties officeooo:rsid="001e3da9"/>
    </style:style>
    <style:style style:name="T57" style:family="text">
      <style:text-properties officeooo:rsid="001fc157"/>
    </style:style>
    <style:style style:name="T58" style:family="text">
      <style:text-properties officeooo:rsid="00209dbb"/>
    </style:style>
    <style:style style:name="T5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283f03" style:font-style-asian="normal" style:font-weight-asian="normal" style:font-style-complex="normal" style:font-weight-complex="normal"/>
    </style:style>
    <style:style style:name="T61" style:family="text">
      <style:text-properties fo:color="#158466" fo:font-style="normal" style:text-underline-style="none" fo:font-weight="normal" officeooo:rsid="0026b6e1" style:font-style-asian="normal" style:font-weight-asian="normal" style:font-style-complex="normal" style:font-weight-complex="normal"/>
    </style:style>
    <style:style style:name="T62" style:family="text">
      <style:text-properties fo:color="#158466" fo:font-style="normal" style:text-underline-style="none" fo:font-weight="normal" officeooo:rsid="0023a9ba" style:font-style-asian="normal" style:font-weight-asian="normal" style:font-style-complex="normal" style:font-weight-complex="normal"/>
    </style:style>
    <style:style style:name="T63" style:family="text">
      <style:text-properties fo:color="#158466" fo:font-size="12pt" fo:font-weight="normal" officeooo:rsid="00283f03" style:font-size-asian="10.5pt" style:font-weight-asian="normal" style:font-size-complex="12pt" style:font-weight-complex="normal"/>
    </style:style>
    <style:style style:name="T64" style:family="text">
      <style:text-properties fo:color="#158466" fo:font-size="12pt" fo:font-weight="normal" officeooo:rsid="002a1519" style:font-size-asian="10.5pt" style:font-weight-asian="normal" style:font-size-complex="12pt" style:font-weight-complex="normal"/>
    </style:style>
    <style:style style:name="T65" style:family="text">
      <style:text-properties fo:color="#158466" fo:font-size="12pt" fo:font-style="normal" style:text-underline-style="none" fo:font-weight="normal" officeooo:rsid="0026b6e1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fo:color="#158466" fo:font-size="12pt" fo:font-style="normal" style:text-underline-style="none" fo:font-weight="normal" officeooo:rsid="00283f03" style:font-size-asian="10.5pt" style:font-style-asian="normal" style:font-weight-asian="normal" style:font-size-complex="12pt" style:font-style-complex="normal" style:font-weight-complex="normal"/>
    </style:style>
    <style:style style:name="T67" style:family="text">
      <style:text-properties officeooo:rsid="002a33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Text file with information about Deltas</text:p>
      <text:p text:style-name="P26"/>
      <text:p text:style-name="P26">Table of:</text:p>
      <text:p text:style-name="P72">Delta, <text:span text:style-name="T56">Mc_SLN, Mp_SLN, </text:span>sigma_LN, sigma_SLN, alpha_SLN, alpha_CC3, beta</text:p>
      <text:p text:style-name="P30"/>
      <text:p text:style-name="P30">Isatis runs</text:p>
      <text:p text:style-name="P25"/>
      <text:p text:style-name="P25">Unmodified version</text:p>
      <text:list xml:id="list2045643420" text:style-name="L7">
        <text:list-item>
          <text:p text:style-name="P23">Monochromatic MF</text:p>
        </text:list-item>
      </text:list>
      <text:p text:style-name="P25"/>
      <text:p text:style-name="P25">Modified version</text:p>
      <text:list xml:id="list363902648" text:style-name="L11">
        <text:list-item>
          <text:p text:style-name="P24">Monochromatic MF</text:p>
        </text:list-item>
        <text:list-item>
          <text:p text:style-name="P24">Log-normal</text:p>
          <text:list>
            <text:list-item>
              <text:p text:style-name="P24">Delta = 0.0, 0.1, 0.3, 0.5, 1.0, 2.0, <text:span text:style-name="T54">5.0</text:span></text:p>
            </text:list-item>
          </text:list>
        </text:list-item>
        <text:list-item>
          <text:p text:style-name="P71">Skew-lognormal</text:p>
          <text:list>
            <text:list-item>
              <text:p text:style-name="P71">Delta = 0.0, 0.1, 0.3, 0.5, 1.0, 2.0, 5.0</text:p>
            </text:list-item>
          </text:list>
        </text:list-item>
        <text:list-item>
          <text:p text:style-name="P71">Critical collapse 3</text:p>
          <text:list>
            <text:list-item>
              <text:p text:style-name="P71">Delta = 0.0, 0.1, 0.3, 0.5, 1.0, 2.0, 5.0</text:p>
            </text:list-item>
          </text:list>
        </text:list-item>
      </text:list>
      <text:p text:style-name="P29"/>
      <text:p text:style-name="P27">(22-23 in total)</text:p>
      <text:p text:style-name="P35"/>
      <text:p text:style-name="P17">____________________________________________________________________________</text:p>
      <text:p text:style-name="P17"/>
      <text:p text:style-name="P17"/>
      <text:p text:style-name="P17">START OF PROGRAM:</text:p>
      <text:p text:style-name="P19"/>
      <text:p text:style-name="P19">Imports:</text:p>
      <text:list xml:id="list193982401" text:style-name="L1">
        <text:list-item>
          <text:p text:style-name="P22">numpy</text:p>
        </text:list-item>
        <text:list-item>
          <text:p text:style-name="P22">matplotlib.pyplot</text:p>
        </text:list-item>
        <text:list-item>
          <text:p text:style-name="P22">matplotlib</text:p>
        </text:list-item>
      </text:list>
      <text:p text:style-name="P19"/>
      <text:p text:style-name="P28">Plotting style code</text:p>
      <text:p text:style-name="P28"/>
      <text:p text:style-name="P28"/>
      <text:p text:style-name="P33">____________________________________________________________________________</text:p>
      <text:p text:style-name="P32"/>
      <text:p text:style-name="P2"><text:span text:style-name="T35">METHODS:</text:span><text:line-break/></text:p>
      <text:list xml:id="list171412272" text:style-name="L2">
        <text:list-item>
          <text:p text:style-name="P37"><text:span text:style-name="T5">LN</text:span><text:span text:style-name="T1"> (m, m_c, sigma)</text:span></text:p>
          <text:list>
            <text:list-item>
              <text:p text:style-name="P39">Log-normal mass function (with characteristic mass m_c and standard deviation sigma), evaluated at m.</text:p>
            </text:list-item>
            <text:list-item>
              <text:p text:style-name="P39">m: </text:p>
              <text:list>
                <text:list-item>
                  <text:p text:style-name="P39">Array-like. PBH mass.</text:p>
                </text:list-item>
              </text:list>
            </text:list-item>
            <text:list-item>
              <text:p text:style-name="P39">m_c: </text:p>
              <text:list>
                <text:list-item>
                  <text:p text:style-name="P39">Float. Characteristic PBH mass</text:p>
                </text:list-item>
              </text:list>
            </text:list-item>
            <text:list-item>
              <text:p text:style-name="P39">sigma: </text:p>
              <text:list>
                <text:list-item>
                  <text:p text:style-name="P39">Float. Standard deviation of the log-normal mass function.</text:p>
                </text:list-item>
              </text:list>
            </text:list-item>
            <text:list-item>
              <text:p text:style-name="P39">Returns: </text:p>
              <text:list>
                <text:list-item>
                  <text:p text:style-name="P39">Array-like: Value of the log-normal mass function.</text:p>
                </text:list-item>
              </text:list>
            </text:list-item>
          </text:list>
        </text:list-item>
      </text:list>
      <text:p text:style-name="P2"/>
      <text:list xml:id="list152215076483776" text:continue-numbering="true" text:style-name="L2">
        <text:list-item>
          <text:p text:style-name="P37"><text:span text:style-name="T5">SLN</text:span><text:span text:style-name="T1"> <text:s/>(m, m_c, sigma, alpha)</text:span></text:p>
          <text:list>
            <text:list-item>
              <text:p text:style-name="P36"><text:span text:style-name="T2">Skew-lognormal mass function </text:span><text:span text:style-name="T3">(</text:span><text:span text:style-name="T2">defined in 2009.03204 Eq. 8]</text:span><text:span text:style-name="T3">),</text:span><text:span text:style-name="T2"> with characteristic mass m_c and parameters sigma and alpha, evaluated at m.</text:span></text:p>
            </text:list-item>
            <text:list-item>
              <text:p text:style-name="P39">m: Array-like. </text:p>
              <text:list>
                <text:list-item>
                  <text:p text:style-name="P39"><text:soft-page-break/>PBH mass.</text:p>
                </text:list-item>
              </text:list>
            </text:list-item>
            <text:list-item>
              <text:p text:style-name="P39">m_c: Float. </text:p>
              <text:list>
                <text:list-item>
                  <text:p text:style-name="P39">Characteristic PBH mass.</text:p>
                </text:list-item>
              </text:list>
            </text:list-item>
            <text:list-item>
              <text:p text:style-name="P39">Sigma: Float. </text:p>
              <text:list>
                <text:list-item>
                  <text:p text:style-name="P41">Parameter relates to width of skew-lognormal mass function.</text:p>
                </text:list-item>
              </text:list>
            </text:list-item>
            <text:list-item>
              <text:p text:style-name="P48">alpha: Float. </text:p>
              <text:list>
                <text:list-item>
                  <text:p text:style-name="P41">Parameter controls the skewness (alpha=0 reduces to a lognormal).</text:p>
                </text:list-item>
              </text:list>
            </text:list-item>
            <text:list-item>
              <text:p text:style-name="P48">Returns: </text:p>
              <text:list>
                <text:list-item>
                  <text:p text:style-name="P48">Array-like: Value of the skew-lognormal mass function.</text:p>
                </text:list-item>
              </text:list>
            </text:list-item>
          </text:list>
        </text:list-item>
      </text:list>
      <text:p text:style-name="P2"/>
      <text:list xml:id="list152215094324585" text:continue-numbering="true" text:style-name="L2">
        <text:list-item>
          <text:p text:style-name="P38">CC3 (m, m_p, alpha, beta)</text:p>
          <text:list>
            <text:list-item>
              <text:p text:style-name="P36"><text:span text:style-name="T2">Critical collapse 3 mass function </text:span><text:span text:style-name="T3">(</text:span><text:span text:style-name="T2">defined in 2009.03204 Eq. 9</text:span><text:span text:style-name="T3">)</text:span><text:span text:style-name="T2">, with peak mass m_p and parameters alpha and beta, evaluated at m.</text:span></text:p>
            </text:list-item>
            <text:list-item>
              <text:p text:style-name="P39">m: Array-like</text:p>
              <text:list>
                <text:list-item>
                  <text:p text:style-name="P39">PBH mass.</text:p>
                </text:list-item>
              </text:list>
            </text:list-item>
            <text:list-item>
              <text:p text:style-name="P39">m_p: Float</text:p>
              <text:list>
                <text:list-item>
                  <text:p text:style-name="P39">Peak mass.</text:p>
                </text:list-item>
              </text:list>
            </text:list-item>
            <text:list-item>
              <text:p text:style-name="P39">Alpha: Float</text:p>
              <text:list>
                <text:list-item>
                  <text:p text:style-name="P39">Controls location and shape of <text:span text:style-name="T4">low-mass tail</text:span></text:p>
                </text:list-item>
                <text:list-item>
                  <text:p text:style-name="P76">This description comes from bullet point (iii) after Eq. (10) of 2009.03204</text:p>
                </text:list-item>
              </text:list>
            </text:list-item>
            <text:list-item>
              <text:p text:style-name="P39">beta: Float</text:p>
              <text:list>
                <text:list-item>
                  <text:p text:style-name="P39">Controls location and shape of <text:span text:style-name="T4">high-mass tail</text:span></text:p>
                </text:list-item>
                <text:list-item>
                  <text:p text:style-name="P76">This description comes from bullet point (iii) after Eq. (10) of 2009.03204</text:p>
                </text:list-item>
              </text:list>
            </text:list-item>
            <text:list-item>
              <text:p text:style-name="P53">Returns:</text:p>
              <text:list>
                <text:list-item>
                  <text:p text:style-name="P53">Array-like: Value of the critical collapse 3 mass function.</text:p>
                </text:list-item>
              </text:list>
            </text:list-item>
          </text:list>
        </text:list-item>
      </text:list>
      <text:p text:style-name="P20"/>
      <text:list xml:id="list152214319944911" text:continue-numbering="true" text:style-name="L2">
        <text:list-item>
          <text:p text:style-name="P64">m_max_LN(m_c, sigma):</text:p>
          <text:list>
            <text:list-item>
              <text:p text:style-name="P65">Calculate the mass at which the log-normal mass function is normalised.</text:p>
            </text:list-item>
            <text:list-item>
              <text:p text:style-name="P40">m_c: </text:p>
              <text:list>
                <text:list-item>
                  <text:p text:style-name="P40">Float. Characteristic PBH mass</text:p>
                </text:list-item>
              </text:list>
            </text:list-item>
            <text:list-item>
              <text:p text:style-name="P40">sigma: </text:p>
              <text:list>
                <text:list-item>
                  <text:p text:style-name="P66">Float. Standard deviation of the log-normal mass function.</text:p>
                </text:list-item>
              </text:list>
            </text:list-item>
            <text:list-item>
              <text:p text:style-name="P65">Returns:</text:p>
              <text:list>
                <text:list-item>
                  <text:p text:style-name="P65">Float: Peak mass of the log-normal mass function</text:p>
                </text:list-item>
              </text:list>
            </text:list-item>
          </text:list>
        </text:list-item>
      </text:list>
      <text:p text:style-name="P6"/>
      <text:p text:style-name="P77"><text:tab/>return m_c * np.exp(m_c + sigma**2/2)</text:p>
      <text:p text:style-name="P6"/>
      <text:p text:style-name="P6"/>
      <text:list xml:id="list152214519887754" text:continue-numbering="true" text:style-name="L2">
        <text:list-item>
          <text:p text:style-name="P64">m_max_SLN (<text:span text:style-name="T1">m_c, sigma, alpha, </text:span>log_m_range<text:span text:style-name="T4">=4*sigma</text:span>, n_steps<text:span text:style-name="T4">=??)</text:span>:</text:p>
          <text:list>
            <text:list-item>
              <text:p text:style-name="P65">Estimate the mass at which the skew-lognormal mass function is maximised.</text:p>
            </text:list-item>
            <text:list-item>
              <text:p text:style-name="P40">m_c: Float. </text:p>
              <text:list>
                <text:list-item>
                  <text:p text:style-name="P40">Characteristic PBH mass.</text:p>
                </text:list-item>
              </text:list>
            </text:list-item>
            <text:list-item>
              <text:p text:style-name="P40">Sigma: Float. </text:p>
              <text:list>
                <text:list-item>
                  <text:p text:style-name="P42">Parameter relates to width of skew-lognormal mass function.</text:p>
                </text:list-item>
              </text:list>
            </text:list-item>
            <text:list-item>
              <text:p text:style-name="P49">alpha: Float. </text:p>
              <text:list>
                <text:list-item>
                  <text:p text:style-name="P43">Parameter controls the skewness (alpha=0 reduces to a lognormal).</text:p>
                </text:list-item>
              </text:list>
            </text:list-item>
            <text:list-item>
              <text:p text:style-name="P65">log_m_range:</text:p>
              <text:list>
                <text:list-item>
                  <text:p text:style-name="P65">Range of masses around m_c to consider when estimating the maximum.</text:p>
                </text:list-item>
                <text:list-item>
                  <text:p text:style-name="P81">The default is 4*sigma.</text:p>
                </text:list-item>
              </text:list>
            </text:list-item>
            <text:list-item>
              <text:p text:style-name="P65">n_steps:</text:p>
              <text:list>
                <text:list-item>
                  <text:p text:style-name="P65">Number of masses to try to estimate the peak mass of the skew-lognormal mass function.</text:p>
                </text:list-item>
                <text:list-item>
                  <text:p text:style-name="P81">The default is 10000.</text:p>
                </text:list-item>
              </text:list>
            </text:list-item>
            <text:list-item>
              <text:p text:style-name="P44">Returns:</text:p>
              <text:list>
                <text:list-item>
                  <text:p text:style-name="P65">Estimate for the peak mass of the skew-lognormal mass function.</text:p>
                </text:list-item>
              </text:list>
            </text:list-item>
          </text:list>
        </text:list-item>
      </text:list>
      <text:p text:style-name="P6"/>
      <text:p text:style-name="P2"/>
      <text:p text:style-name="P2"><text:soft-page-break/></text:p>
      <text:p text:style-name="P14">METHOD CHECKS:</text:p>
      <text:p text:style-name="P8"/>
      <text:p text:style-name="P13"><text:span text:style-name="T6">Plot SLN and CC3 </text:span><text:span text:style-name="T7">mass functions, to</text:span><text:span text:style-name="T6"> compare to Fig. 3/Fig. 5 of </text:span><text:span text:style-name="T7">2009.03204</text:span><text:span text:style-name="T6">.</text:span></text:p>
      <text:p text:style-name="P3"/>
      <text:list xml:id="list1965808006" text:style-name="L3">
        <text:list-item>
          <text:p text:style-name="P50">Plot data from mass functions</text:p>
          <text:list>
            <text:list-item>
              <text:p text:style-name="P50">INPUT: Load parameter values for (Delta, sigma_LN, sigma_SLN, alpha_SLN, alpha_CC3, beta), from a .txt file</text:p>
            </text:list-item>
            <text:list-item>
              <text:p text:style-name="P99"><text:span text:style-name="T14">INPUT: </text:span><text:span text:style-name="T32">Choose a value of Delta (or use all 5-6 values?)</text:span></text:p>
            </text:list-item>
            <text:list-item>
              <text:p text:style-name="P52">INPUT: Range of PBH masses</text:p>
              <text:list>
                <text:list-item>
                  <text:p text:style-name="P83">For Delta = 0, 0.1-80 M_\odot is adequate</text:p>
                </text:list-item>
                <text:list-item>
                  <text:p text:style-name="P83">For Delta = 5, 0.1-2000 M_\odot required</text:p>
                </text:list-item>
              </text:list>
            </text:list-item>
            <text:list-item>
              <text:p text:style-name="P52">PROCESS: Plot the mass functions</text:p>
              <text:list>
                <text:list-item>
                  <text:p text:style-name="P83">Plot the MFs one at a time, or all together?</text:p>
                </text:list-item>
              </text:list>
            </text:list-item>
          </text:list>
        </text:list-item>
      </text:list>
      <text:p text:style-name="P4"/>
      <text:list xml:id="list152215715159069" text:continue-numbering="true" text:style-name="L3">
        <text:list-item>
          <text:p text:style-name="P50">Compare to data from Gow et al. (2022)</text:p>
          <text:list>
            <text:list-item>
              <text:p text:style-name="P51">Load data from Fig. 3 / Fig. 5 of Gow et al. (2022)</text:p>
              <text:list>
                <text:list-item>
                  <text:p text:style-name="P83">Numerical and fitting function (or just fitting function?)</text:p>
                </text:list-item>
                <text:list-item>
                  <text:p text:style-name="P83">Distinguish from above by using darker colours and dotted line?</text:p>
                </text:list-item>
              </text:list>
            </text:list-item>
          </text:list>
        </text:list-item>
      </text:list>
      <text:p text:style-name="P4"/>
      <text:p text:style-name="P10">Post-plotting check:</text:p>
      <text:list xml:id="list2255204491" text:style-name="L4">
        <text:list-item>
          <text:p text:style-name="P100"><text:span text:style-name="T11">Visually compare to </text:span><text:span text:style-name="T12">2009.03204</text:span><text:span text:style-name="T11"> </text:span><text:span text:style-name="T13">Fig. 3 / Fig. 5 (depending on which figure you are comparing data from and to)</text:span></text:p>
        </text:list-item>
      </text:list>
      <text:p text:style-name="P9"/>
      <text:p text:style-name="P9"/>
      <text:p text:style-name="P9"/>
      <text:p text:style-name="P105"><text:span text:style-name="T9">Compare peak mass of the skew lognormal with different mass ranges and numbers of masses tested, </text:span><text:span text:style-name="T10">to the values from Table II of 2009.03204</text:span><text:span text:style-name="T9">.</text:span><text:span text:style-name="T23"> </text:span></text:p>
      <text:p text:style-name="P105"><text:span text:style-name="T23"/></text:p>
      <text:list xml:id="list2042963806" text:style-name="L9">
        <text:list-item>
          <text:p text:style-name="P106"><text:span text:style-name="T23">INPUT: Create array of range of </text:span><text:span text:style-name="T24">number of masses</text:span><text:span text:style-name="T23"> to use </text:span><text:span text:style-name="T24">to estimate the peak mass</text:span></text:p>
          <text:list>
            <text:list-item>
              <text:p text:style-name="P84">In powers of 10, from 1e2 to 1e8?</text:p>
            </text:list-item>
          </text:list>
        </text:list-item>
      </text:list>
      <text:p text:style-name="P85"/>
      <text:p text:style-name="P85"><text:tab/><text:span text:style-name="T44">n_steps_range = 10**np.arange(2, 8.1, 1.)</text:span></text:p>
      <text:p text:style-name="P85"/>
      <text:list xml:id="list152214484808934" text:continue-numbering="true" text:style-name="L9">
        <text:list-item>
          <text:p text:style-name="P131"><text:span text:style-name="T24">I</text:span><text:span text:style-name="T22">NPUT: Create array of number of sigmas to include around M_c in the estimate:</text:span></text:p>
          <text:list>
            <text:list-item>
              <text:p text:style-name="P90"><text:span text:style-name="T59">1-10 ?</text:span></text:p>
            </text:list-item>
          </text:list>
        </text:list-item>
      </text:list>
      <text:p text:style-name="P89"><text:span text:style-name="T59"/></text:p>
      <text:p text:style-name="P127"><text:span text:style-name="T47"><text:tab/></text:span><text:span text:style-name="T48">sigmas</text:span><text:span text:style-name="T47">_range = np.arange(</text:span><text:span text:style-name="T48">1,</text:span><text:span text:style-name="T47"> </text:span><text:span text:style-name="T48">10</text:span><text:span text:style-name="T47">.1, 1.)</text:span></text:p>
      <text:p text:style-name="P132"><text:span text:style-name="T22"/></text:p>
      <text:list xml:id="list152214480447906" text:continue-numbering="true" text:style-name="L9">
        <text:list-item>
          <text:p text:style-name="P108"><text:span text:style-name="T24">PROCESS: </text:span><text:span text:style-name="T25">Cycle through range of number of masses to use </text:span><text:span text:style-name="T30">in the estimate</text:span><text:span text:style-name="T25">:</text:span></text:p>
          <text:list>
            <text:list-item>
              <text:p text:style-name="P112"><text:span text:style-name="T22">Print the number of steps</text:span></text:p>
            </text:list-item>
          </text:list>
        </text:list-item>
      </text:list>
      <text:p text:style-name="P111"><text:span text:style-name="T22"/></text:p>
      <text:list xml:id="list152214879589735" text:continue-numbering="true" text:style-name="L9">
        <text:list-item>
          <text:list>
            <text:list-item>
              <text:p text:style-name="P115"><text:span text:style-name="T24">PROCESS: </text:span><text:span text:style-name="T25">Cycle through range of </text:span><text:span text:style-name="T29">number of sigmas to include around M_c</text:span><text:span text:style-name="T25"> </text:span><text:span text:style-name="T30">in the estimate</text:span><text:span text:style-name="T25">:</text:span></text:p>
              <text:list>
                <text:list-item>
                  <text:p text:style-name="P113"><text:span text:style-name="T22">Print the number of steps</text:span></text:p>
                </text:list-item>
              </text:list>
            </text:list-item>
          </text:list>
        </text:list-item>
      </text:list>
      <text:p text:style-name="P110"><text:span text:style-name="T22"/></text:p>
      <text:list xml:id="list152214603889824" text:continue-numbering="true" text:style-name="L9">
        <text:list-item>
          <text:list>
            <text:list-item>
              <text:p text:style-name="P55"><text:span text:style-name="T55">P</text:span>ROCESS: Cycle through each value of Delta</text:p>
              <text:list>
                <text:list-item>
                  <text:p text:style-name="P109"><text:span text:style-name="T24">For </text:span><text:span text:style-name="T27">parameter values</text:span><text:span text:style-name="T24">, </text:span><text:span text:style-name="T27">account for the bound from the precision of the quantity given in Table II of 2009.03204.</text:span></text:p>
                </text:list-item>
              </text:list>
            </text:list-item>
          </text:list>
        </text:list-item>
      </text:list>
      <text:p text:style-name="P56"/>
      <text:p text:style-name="P56"><text:tab/><text:tab/><text:span text:style-name="T51">for i in range(len(Deltas)):</text:span></text:p>
      <text:p text:style-name="P56"><text:span text:style-name="T51"/></text:p>
      <text:p text:style-name="P56"><text:span text:style-name="T51"><text:tab/><text:tab/><text:tab/></text:span><text:span text:style-name="T52">print(“Delta = {:.1f}”.format(Deltas[i]))</text:span></text:p>
      <text:p text:style-name="P56"><text:span text:style-name="T51"/></text:p>
      <text:p text:style-name="P57"><text:span text:style-name="T51"><text:tab/><text:tab/><text:tab/>for ln_mc in [ln_mcs_SL[i] – 0.005, <text:s/>ln_mcs_SL[i], ln_mcs_SL[i] + 0.005]:</text:span></text:p>
      <text:p text:style-name="P57"><text:span text:style-name="T51"/></text:p>
      <text:p text:style-name="P56"><text:tab/><text:tab/><text:tab/><text:tab/><text:span text:style-name="T51">for alpha in [alphas_SL[i] – 0.005, alpha_SL[i], alpha + 0.005[i]]:</text:span></text:p>
      <text:p text:style-name="P56"><text:soft-page-break/><text:span text:style-name="T51"/></text:p>
      <text:p text:style-name="P56"><text:span text:style-name="T51"><text:tab/><text:tab/><text:tab/><text:tab/><text:tab/>for sigma in [sigmas_SL[i] – 0.005, sigmas_SL[i], sigmas_SL[i] + 0.005]:</text:span></text:p>
      <text:list xml:id="list152214160270161" text:continue-numbering="true" text:style-name="L9">
        <text:list-header>
          <text:p text:style-name="P54"><text:s/></text:p>
          <text:list>
            <text:list-item>
              <text:list>
                <text:list-item>
                  <text:p text:style-name="P54"><text:span text:style-name="T57">PROCESS: </text:span>Calculate estimated peak mass <text:span text:style-name="T57">m_p</text:span></text:p>
                </text:list-item>
              </text:list>
              <text:p text:style-name="P60"/>
              <text:list>
                <text:list-item>
                  <text:list>
                    <text:list-item>
                      <text:p text:style-name="P107"><text:span text:style-name="T26">DECISION: </text:span><text:span text:style-name="T25">If the difference is &lt; 0.05 M_\odot [so it agrees with values to 3SF]:</text:span></text:p>
                    </text:list-item>
                  </text:list>
                </text:list-item>
              </text:list>
            </text:list-item>
          </text:list>
        </text:list-header>
      </text:list>
      <text:p text:style-name="P114"><text:span text:style-name="T25"/></text:p>
      <text:p text:style-name="P114"><text:span text:style-name="T25"><text:tab/><text:tab/><text:tab/></text:span><text:span text:style-name="T46">if</text:span><text:span text:style-name="T25"> </text:span><text:span text:style-name="T46">abs(mp_calculated – mp_SL[i]) &lt; 0.05:</text:span></text:p>
      <text:p text:style-name="P114"><text:span text:style-name="T46"/></text:p>
      <text:list xml:id="list152214963960941" text:continue-numbering="true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7"><text:span text:style-name="T26">OUTPUT: </text:span><text:span text:style-name="T25">print “Success”</text:span></text:p>
                        </text:list-item>
                        <text:list-item>
                          <text:p text:style-name="P61"><text:span text:style-name="T58">PROCESS: Calculate and </text:span>print fractional differenc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p text:style-name="P63"><text:tab/><text:tab/><text:tab/><text:span text:style-name="T52">frac_diff = </text:span><text:span text:style-name="T43">abs(</text:span><text:span text:style-name="T52">(</text:span><text:span text:style-name="T43">mp_calculated – mp_SL[i]) / </text:span><text:span text:style-name="T52">mp_SL[i])</text:span></text:p>
      <text:p text:style-name="P63"><text:span text:style-name="T52"><text:tab/><text:tab/><text:tab/>print(“Fractional difference = {:.5f}”.format(frac_diff))</text:span></text:p>
      <text:p text:style-name="P62"><text:tab/></text:p>
      <text:p text:style-name="P78"/>
      <text:p text:style-name="P78"/>
      <text:p text:style-name="P78"/>
      <text:p text:style-name="P79"><text:span text:style-name="T8">Compare peak mass of the skew lognormal with different mass ranges and numbers of masses tested.</text:span></text:p>
      <text:list xml:id="list940073072" text:style-name="L12">
        <text:list-header>
          <text:p text:style-name="P116"><text:span text:style-name="T24"/></text:p>
        </text:list-header>
        <text:list-item>
          <text:p text:style-name="P118"><text:span text:style-name="T24">I</text:span><text:span text:style-name="T22">NPUT: Set required fractional precision</text:span></text:p>
          <text:list>
            <text:list-item>
              <text:p text:style-name="P86"><text:span text:style-name="T59">Start with 1e-5?</text:span></text:p>
            </text:list-item>
          </text:list>
        </text:list-item>
      </text:list>
      <text:p text:style-name="P119"><text:span text:style-name="T22"/></text:p>
      <text:list xml:id="list152214218112863" text:continue-numbering="true" text:style-name="L12">
        <text:list-item>
          <text:p text:style-name="P125"><text:span text:style-name="T27">O</text:span><text:span text:style-name="T22">UTPUT: Print precision</text:span></text:p>
          <text:p text:style-name="P125"><text:span text:style-name="T22"/></text:p>
        </text:list-item>
        <text:list-item>
          <text:p text:style-name="P125"><text:span text:style-name="T27">I</text:span><text:span text:style-name="T22">NPUT: Set value of M_c</text:span></text:p>
          <text:list>
            <text:list-item>
              <text:p text:style-name="P87"><text:span text:style-name="T59">m_c = 1?</text:span></text:p>
            </text:list-item>
          </text:list>
        </text:list-item>
      </text:list>
      <text:p text:style-name="P126"><text:span text:style-name="T22"/></text:p>
      <text:list xml:id="list152213933237695" text:continue-numbering="true" text:style-name="L12">
        <text:list-item>
          <text:p text:style-name="P133"><text:span text:style-name="T27">M</text:span><text:span text:style-name="T22">inimum range of sigmas and number of steps to include in estimate:</text:span></text:p>
          <text:p text:style-name="P133"><text:span text:style-name="T22"/></text:p>
          <text:list>
            <text:list-item>
              <text:list>
                <text:list-header>
                  <text:p text:style-name="P80"><text:span text:style-name="T59">sigma_range_min = max(sigmas_range) * </text:span><text:span text:style-name="T60">np.ones(len(Deltas))</text:span></text:p>
                  <text:p text:style-name="P134"><text:span text:style-name="T45">n_steps_min = max(n_steps) * </text:span><text:span text:style-name="T50">np.ones(len(Deltas))</text:span></text:p>
                </text:list-header>
              </text:list>
            </text:list-item>
          </text:list>
        </text:list-item>
      </text:list>
      <text:p text:style-name="P135"><text:span text:style-name="T22"/></text:p>
      <text:list xml:id="list152215417552510" text:continue-numbering="true" text:style-name="L12">
        <text:list-item>
          <text:p text:style-name="P123"><text:span text:style-name="T27">PROCESS: </text:span><text:span text:style-name="T24">C</text:span><text:span text:style-name="T27">alculate the most precise estimate for the peak mass (“mp_best_estimate”)</text:span></text:p>
          <text:list>
            <text:list-item>
              <text:p text:style-name="P118"><text:span text:style-name="T22">i.e. using the maximum number of steps, and the widest mass range</text:span></text:p>
            </text:list-item>
          </text:list>
          <text:p text:style-name="P118"/>
        </text:list-item>
        <text:list-item>
          <text:p text:style-name="P58"><text:span text:style-name="T55">P</text:span>ROCESS: Cycle through each value of Delta</text:p>
        </text:list-item>
      </text:list>
      <text:p text:style-name="P59"/>
      <text:p text:style-name="P59"><text:tab/><text:span text:style-name="T53">For i in range(len(Deltas)):</text:span></text:p>
      <text:p text:style-name="P59"/>
      <text:list xml:id="list152214609820595" text:continue-numbering="true" text:style-name="L12">
        <text:list-item>
          <text:list>
            <text:list-item>
              <text:p text:style-name="P123"><text:span text:style-name="T24">For </text:span><text:span text:style-name="T27">parameter values, use central values loaded from Table II of 2009.03204.</text:span></text:p>
            </text:list-item>
          </text:list>
        </text:list-item>
      </text:list>
      <text:p text:style-name="P122"><text:span text:style-name="T27"/></text:p>
      <text:list xml:id="list152215038891064" text:continue-numbering="true" text:style-name="L12">
        <text:list-item>
          <text:list>
            <text:list-item>
              <text:p text:style-name="P116"><text:span text:style-name="T24">PROCESS: </text:span><text:span text:style-name="T25">Cycle through range of number of masses to use to estimate the peak mass:</text:span></text:p>
            </text:list-item>
          </text:list>
        </text:list-item>
      </text:list>
      <text:p text:style-name="P117"><text:span text:style-name="T25"/></text:p>
      <text:p text:style-name="P120"><text:span text:style-name="T46"><text:tab/><text:tab/>For n_steps in n_steps_values:</text:span></text:p>
      <text:list xml:id="list152215504500666" text:continue-numbering="true" text:style-name="L12">
        <text:list-item>
          <text:list>
            <text:list-header>
              <text:p text:style-name="P116"><text:span text:style-name="T25"/></text:p>
              <text:list>
                <text:list-item>
                  <text:p text:style-name="P125"><text:span text:style-name="T25">P</text:span><text:span text:style-name="T22">ROCESS: Cycle through number of sigmas to choose around m_c when estimating:</text:span></text:p>
                </text:list-item>
              </text:list>
            </text:list-header>
          </text:list>
        </text:list-item>
      </text:list>
      <text:p text:style-name="P119"><text:span text:style-name="T46"/></text:p>
      <text:p text:style-name="P121"><text:span text:style-name="T46"><text:tab/><text:tab/><text:tab/>For </text:span><text:span text:style-name="T49">sigma_range</text:span><text:span text:style-name="T46"> in </text:span><text:span text:style-name="T48">sigmas</text:span><text:span text:style-name="T47">_range</text:span><text:span text:style-name="T49">:</text:span></text:p>
      <text:p text:style-name="P117"><text:span text:style-name="T25"/></text:p>
      <text:list xml:id="list152214463685389" text:continue-numbering="true" text:style-name="L12">
        <text:list-item>
          <text:list>
            <text:list-item>
              <text:list>
                <text:list-item>
                  <text:list>
                    <text:list-item>
                      <text:p text:style-name="P118"><text:span text:style-name="T28">OUTPUT: </text:span><text:span text:style-name="T25">P</text:span><text:span text:style-name="T22">rint the number of steps</text:span></text:p>
                    </text:list-item>
                  </text:list>
                  <text:p text:style-name="P118"><text:span text:style-name="T22"/></text:p>
                  <text:list text:continue-numbering="true">
                    <text:list-item>
                      <text:p text:style-name="P125"><text:span text:style-name="T22">DECISION: If the factional difference is smaller than the precision set</text:span></text:p>
                    </text:list-item>
                  </text:list>
                  <text:p text:style-name="P125"><text:span text:style-name="T22"/></text:p>
                  <text:list>
                    <text:list-item>
                      <text:list>
                        <text:list-item>
                          <text:p text:style-name="P125"><text:span text:style-name="T22">OUTPUT: Print number of steps</text:span></text:p>
                        </text:list-item>
                      </text:list>
                      <text:p text:style-name="P125"><text:span text:style-name="T22"/></text:p>
                      <text:list text:continue-numbering="true">
                        <text:list-item>
                          <text:p text:style-name="P125"><text:soft-page-break/><text:span text:style-name="T22">OUTPUT: Print number of sigmas used for range</text:span></text:p>
                        </text:list-item>
                      </text:list>
                      <text:p text:style-name="P125"><text:span text:style-name="T22"/></text:p>
                      <text:list text:continue-numbering="true">
                        <text:list-item>
                          <text:p text:style-name="P125"><text:span text:style-name="T22">OUTPUT: Print fractional difference</text:span></text:p>
                          <text:p text:style-name="P125"><text:span text:style-name="T22"/></text:p>
                        </text:list-item>
                        <text:list-item>
                          <text:p text:style-name="P133"><text:span text:style-name="T22">PROCESS: Assign sigma_range_min</text:span><text:span text:style-name="T31">[i]</text:span><text:span text:style-name="T22"> = sigma_range</text:span></text:p>
                          <text:p text:style-name="P133"><text:span text:style-name="T22"/></text:p>
                        </text:list-item>
                        <text:list-item>
                          <text:p text:style-name="P133"><text:span text:style-name="T22">PROCESS: Assign n_steps_min</text:span><text:span text:style-name="T31">[i]</text:span><text:span text:style-name="T22"> = n_steps</text:span></text:p>
                        </text:list-item>
                      </text:list>
                      <text:p text:style-name="P125"><text:span text:style-name="T22"/></text:p>
                      <text:list text:continue-numbering="true">
                        <text:list-item>
                          <text:p text:style-name="P124"><text:span text:style-name="T28">Break </text:span><text:span text:style-name="T62">(to give the </text:span><text:span text:style-name="T61">minimum number of steps required and minimum range </text:span><text:span text:style-name="T62">for a given precision </text:span><text:span text:style-name="T61">of the M_p calculation</text:span><text:span text:style-name="T62">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775663412" text:style-name="L10">
        <text:list-header>
          <text:p text:style-name="P47"/>
        </text:list-header>
      </text:list>
      <text:p text:style-name="P46"/>
      <text:p text:style-name="P95"/>
      <text:p text:style-name="P8"/>
      <text:p text:style-name="P5">FURTHER METHODS:</text:p>
      <text:p text:style-name="P5"/>
      <text:list xml:id="list3975490381" text:style-name="L5">
        <text:list-item>
          <text:p text:style-name="P67">Load_results_Isatis(<text:span text:style-name="T4">???, mf=mono, modified=True</text:span>)</text:p>
          <text:list>
            <text:list-item>
              <text:p text:style-name="P68">Read in constraints on f_PBH, obtained using Isatis.</text:p>
            </text:list-item>
            <text:list-item>
              <text:p text:style-name="P45">???</text:p>
            </text:list-item>
            <text:list-item>
              <text:p text:style-name="P82">Fill in and work out details of method</text:p>
            </text:list-item>
            <text:list-item>
              <text:p text:style-name="P68">mf: function <text:span text:style-name="T41">(I don’t like that there could be mixed inputs to this)</text:span></text:p>
              <text:list>
                <text:list-item>
                  <text:p text:style-name="P68">PBH mass function used to obtain the constraints. The default is mono (for a monochromatic mass function).</text:p>
                </text:list-item>
              </text:list>
            </text:list-item>
            <text:list-item>
              <text:p text:style-name="P68">modified: Boolean</text:p>
              <text:list>
                <text:list-item>
                  <text:p text:style-name="P45">If True, use data from the modified version of Isatis. The modified version corrects a typo in the original version on line 1697 in Isatis.c which means that the highest-energy bin in the observational data set is not included. Otherwise, use the version of Isatis containing the typo.</text:p>
                </text:list-item>
                <text:list-item>
                  <text:p text:style-name="P68">The default is True.</text:p>
                </text:list-item>
              </text:list>
            </text:list-item>
            <text:list-item>
              <text:p text:style-name="P68">Returns</text:p>
              <text:list>
                <text:list-item>
                  <text:p text:style-name="P104"><text:span text:style-name="T15">masses_Isatis: </text:span><text:span text:style-name="T16">PBH masses at which the constraint is evaluated. For a monochromatic mass function, equal to the PBH mass. </text:span><text:span text:style-name="T17">For a lognormal or skew-lognormal, the characteristic masses m_c. For the CC3 mass function, the peak mass m_p.</text:span></text:p>
                </text:list-item>
                <text:list-item>
                  <text:p text:style-name="P70">f_PBH_Isatis: Constraint on the fraction of dark matter in PBHs, calculated using Isatis.</text:p>
                </text:list-item>
              </text:list>
            </text:list-item>
          </text:list>
        </text:list-item>
      </text:list>
      <text:p text:style-name="P69"/>
      <text:p text:style-name="P8"/>
      <text:p text:style-name="P8"/>
      <text:p text:style-name="P7"/>
      <text:p text:style-name="P18">MAIN BODY OF PROGRAM:</text:p>
      <text:p text:style-name="P15"/>
      <text:p text:style-name="P11">Compare Isatis constraints to <text:span text:style-name="T42">those shown in Fig. 14 of 2201.01265.</text:span></text:p>
      <text:p text:style-name="P11"/>
      <text:p text:style-name="P21">Do I run Isatis from here?</text:p>
      <text:p text:style-name="P101"/>
      <text:p text:style-name="P101">[FILL IN DETAILS]</text:p>
      <text:p text:style-name="P16"/>
      <text:p text:style-name="P12"><text:span text:style-name="T36">Estimate</text:span><text:span text:style-name="T37"> required mass range </text:span><text:span text:style-name="T38">for each value of Delta, </text:span><text:span text:style-name="T36">for calculating constraints using Isatis and the Carr et al. method</text:span></text:p>
      <text:p text:style-name="P97"/>
      <text:list xml:id="list805526236" text:style-name="L13">
        <text:list-item>
          <text:p text:style-name="P136"><text:span text:style-name="T19">I</text:span><text:span text:style-name="T18">NPUT: Choose value of m_c</text:span></text:p>
          <text:list>
            <text:list-item>
              <text:p text:style-name="P91"><text:span text:style-name="T39">m_c = 1</text:span></text:p>
            </text:list-item>
          </text:list>
        </text:list-item>
      </text:list>
      <text:p text:style-name="P92"><text:span text:style-name="T39"/></text:p>
      <text:list xml:id="list152213630146752" text:continue-numbering="true" text:style-name="L13">
        <text:list-item>
          <text:p text:style-name="P128"><text:span text:style-name="T19">INPUT: Set cutoff value on psi(M) / psi(M_max):</text:span></text:p>
          <text:list>
            <text:list-item>
              <text:p text:style-name="P129"><text:span text:style-name="T33">1e-</text:span><text:span text:style-name="T34">2</text:span><text:span text:style-name="T33">?</text:span></text:p>
              <text:p text:style-name="P88"><text:span text:style-name="T39"/></text:p>
            </text:list-item>
          </text:list>
        </text:list-item>
        <text:list-item>
          <text:p text:style-name="P88"><text:span text:style-name="T18">OUTPUT: Print cutoff value</text:span></text:p>
        </text:list-item>
        <text:list-item>
          <text:p text:style-name="P93"><text:soft-page-break/><text:span text:style-name="T18">INPUT: Assign lower and upper masses of the range</text:span></text:p>
        </text:list-item>
      </text:list>
      <text:p text:style-name="P89"><text:span text:style-name="T39"/></text:p>
      <text:list xml:id="list152213882621991" text:continue-numbering="true" text:style-name="L13">
        <text:list-item>
          <text:p text:style-name="P75"><text:span text:style-name="T39">PROCESS: Cycle through values of Delta</text:span></text:p>
          <text:p text:style-name="P75"><text:span text:style-name="T39"/></text:p>
          <text:list>
            <text:list-item>
              <text:p text:style-name="P73"><text:span text:style-name="T40">INPUT: Range of values of the PBH mass to use to estimate for the cutoff</text:span></text:p>
              <text:list>
                <text:list-item>
                  <text:p text:style-name="P91"><text:span text:style-name="T39">10**np.linspace(np.log10(m_c) – 3, np.log10(m_c) + 3)</text:span></text:p>
                </text:list-item>
              </text:list>
            </text:list-item>
          </text:list>
        </text:list-item>
      </text:list>
      <text:p text:style-name="P92"><text:span text:style-name="T39"/></text:p>
      <text:list xml:id="list152215556089566" text:continue-numbering="true" text:style-name="L13">
        <text:list-item>
          <text:list>
            <text:list-item>
              <text:p text:style-name="P129"><text:span text:style-name="T20">PROCESS: Estimate maximum value of the mass function </text:span><text:span text:style-name="T63">(using value</text:span><text:span text:style-name="T64">s</text:span><text:span text:style-name="T63"> of </text:span><text:span text:style-name="T65">sigma_range_min, </text:span><text:span text:style-name="T66">n_steps_min)</text:span></text:p>
              <text:p text:style-name="P73"><text:span text:style-name="T66"/></text:p>
            </text:list-item>
            <text:list-item>
              <text:p text:style-name="P129"><text:span text:style-name="T20">PROCESS: Calculate mass function (scaled to its maximum value) at the PBH masses to use to estimate the cutoff</text:span></text:p>
              <text:p text:style-name="P129"><text:span text:style-name="T20"/></text:p>
            </text:list-item>
            <text:list-item>
              <text:p text:style-name="P130"><text:span text:style-name="T21">Assign lower mass to the minimum value where the mass function is larger than the cutoff, and print</text:span></text:p>
              <text:p text:style-name="P130"><text:span text:style-name="T21"/></text:p>
            </text:list-item>
            <text:list-item>
              <text:p text:style-name="P130"><text:span text:style-name="T21">Assign upper mass to the maximum value where the mass function is larger than the cutoff, and print</text:span></text:p>
            </text:list-item>
          </text:list>
        </text:list-item>
      </text:list>
      <text:p text:style-name="P74"><text:span text:style-name="T39"/></text:p>
      <text:p text:style-name="P103"><text:span text:style-name="T39">Make the range of values to include (the \pm 3) a variable?</text:span></text:p>
      <text:p text:style-name="P89"><text:span text:style-name="T39"/></text:p>
      <text:p text:style-name="P98"><text:span text:style-name="T39">Post-run check: Try different values of m_c. Check output is insensitive to the input value of m_c.</text:span></text:p>
      <text:p text:style-name="P127"><text:span text:style-name="T19"/></text:p>
      <text:p text:style-name="P97"/>
      <text:p text:style-name="P102">[FILL IN DETAILS]</text:p>
      <text:p text:style-name="P15"/>
      <text:p text:style-name="P15"/>
      <text:p text:style-name="P15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color="#00000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8T14:07:48.646581712</meta:creation-date>
    <dc:date>2023-03-01T15:22:13.490770285</dc:date>
    <meta:editing-duration>PT2H8M29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6" meta:paragraph-count="188" meta:word-count="1462" meta:character-count="8674" meta:non-whitespace-character-count="7480"/>
  </office:meta>
</office:document-meta>
</file>